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Heading_20_1" style:list-style-name="WWNum1">
      <style:paragraph-properties fo:margin-top="0.0398in" fo:margin-bottom="0in" loext:contextual-spacing="false"/>
    </style:style>
    <style:style style:name="P17" style:family="paragraph" style:parent-style-name="Heading_20_1" style:list-style-name="WWNum1">
      <style:paragraph-properties fo:margin-top="0in" fo:margin-bottom="0in" loext:contextual-spacing="false"/>
    </style:style>
    <style:style style:name="P18" style:family="paragraph" style:parent-style-name="Heading_20_1" style:list-style-name="WWNum1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Sistemas Informáticos (Computer Systems)</text:span><text:span text:style-name="T2"><text:line-break/></text:span><text:span text:style-name="T3">Unit 02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3</text:span></text:p>
      <text:p text:style-name="P5"/>
      <text:p text:style-name="P4"><text:span text:style-name="T6">Unit 02. Information representation</text:span></text:p>
      <text:list xml:id="list4141232107" text:style-name="WWNum1">
        <text:list-item>
          <text:p text:style-name="P15"><text:bookmark text:name="_dbh0n1vac4c8"/>Dates</text:p>
        </text:list-item>
      </text:list>
      <text:p text:style-name="Standard">From 02/10/2023 to 15/10/2023. The length of the unit is 2 weeks (16 hours).</text:p>
      <text:list xml:id="list70525432108140" text:continue-numbering="true" text:style-name="WWNum1">
        <text:list-item>
          <text:p text:style-name="P16"><text:bookmark text:name="_35ynxtfrmuvw"/>Previous knowledge</text:p>
        </text:list-item>
      </text:list>
      <text:list xml:id="list805561211" text:style-name="WWNum2">
        <text:list-item>
          <text:p text:style-name="P6">How to perform basic mathematical operations.</text:p>
        </text:list-item>
        <text:list-item>
          <text:p text:style-name="P6">How to convert between two general units.</text:p>
        </text:list-item>
      </text:list>
      <text:list xml:id="list70525249781580" text:continue-list="list70525432108140" text:style-name="WWNum1">
        <text:list-item>
          <text:p text:style-name="P17"><text:bookmark text:name="_1w7nzw2o20ar"/><text:s/>Objectives</text:p>
        </text:list-item>
      </text:list>
      <text:list xml:id="list1908380713" text:style-name="WWNum4">
        <text:list-item>
          <text:p text:style-name="P7">To learn how the computer systems manage information.</text:p>
        </text:list-item>
        <text:list-item>
          <text:p text:style-name="P7">To learn how to convert from decimal to binary, octal and hex.</text:p>
        </text:list-item>
        <text:list-item>
          <text:p text:style-name="P7">To learn how to convert from binary, decimal, octal and hex.</text:p>
        </text:list-item>
        <text:list-item>
          <text:p text:style-name="P7">To learn how to convert between octal and hex.</text:p>
        </text:list-item>
        <text:list-item>
          <text:p text:style-name="P7">To learn how to perform basic mathematical operations in binary code: addition, subtraction, multiplication.</text:p>
          <text:list>
            <text:list-item>
              <text:p text:style-name="P9">The division is not in the scope of the objectives.</text:p>
            </text:list-item>
          </text:list>
        </text:list-item>
        <text:list-item>
          <text:p text:style-name="P7"><text:soft-page-break/>To learn how to perform logical operations.</text:p>
        </text:list-item>
        <text:list-item>
          <text:p text:style-name="P7">To learn how to represent negative numbers in binary code.</text:p>
        </text:list-item>
        <text:list-item>
          <text:p text:style-name="P7">To learn how to represent real numbers in binary code.</text:p>
        </text:list-item>
        <text:list-item>
          <text:p text:style-name="P7">To know how to represent alphabetic characters in binary code.</text:p>
        </text:list-item>
        <text:list-item>
          <text:p text:style-name="P7">To know the information units.</text:p>
        </text:list-item>
        <text:list-item>
          <text:p text:style-name="P7">To learn how to change information units.</text:p>
        </text:list-item>
        <text:list-item>
          <text:p text:style-name="P7">To learn how to install Python 3 and set an environment to work with him.</text:p>
        </text:list-item>
        <text:list-item>
          <text:p text:style-name="P7">To learn how to use basic commands to print and read information in Python.</text:p>
        </text:list-item>
      </text:list>
      <text:list xml:id="list70525485929547" text:continue-list="list70525249781580" text:style-name="WWNum1">
        <text:list-item>
          <text:p text:style-name="P17"><text:bookmark text:name="_u76wnfr4jev9"/>Contents</text:p>
        </text:list-item>
      </text:list>
      <text:list xml:id="list2195995562" text:style-name="WWNum3">
        <text:list-item>
          <text:p text:style-name="P8">Numeral systems</text:p>
        </text:list-item>
        <text:list-item>
          <text:p text:style-name="P8">Binary code</text:p>
        </text:list-item>
        <text:list-item>
          <text:p text:style-name="P8">Operations with binary numbers</text:p>
        </text:list-item>
        <text:list-item>
          <text:p text:style-name="P8">Negative numbers</text:p>
        </text:list-item>
        <text:list-item>
          <text:p text:style-name="P8">Real numbers</text:p>
        </text:list-item>
        <text:list-item>
          <text:p text:style-name="P8">Boolean algebra</text:p>
        </text:list-item>
        <text:list-item>
          <text:p text:style-name="P8">Octal</text:p>
        </text:list-item>
        <text:list-item>
          <text:p text:style-name="P8">Hexadecimal</text:p>
        </text:list-item>
        <text:list-item>
          <text:p text:style-name="P8">Alphanumeric Representation</text:p>
        </text:list-item>
        <text:list-item>
          <text:p text:style-name="P8">Numeric and alphanumeric data</text:p>
        </text:list-item>
        <text:list-item>
          <text:p text:style-name="P8">Internal representation</text:p>
        </text:list-item>
        <text:list-item>
          <text:p text:style-name="P8">Unit system</text:p>
        </text:list-item>
        <text:list-item>
          <text:p text:style-name="P8">Python 3 installation.</text:p>
        </text:list-item>
        <text:list-item>
          <text:p text:style-name="P8">Python environment.</text:p>
        </text:list-item>
        <text:list-item>
          <text:p text:style-name="P8">Print and read information in Python.</text:p>
        </text:list-item>
      </text:list>
      <text:list xml:id="list70524971337777" text:continue-list="list70525485929547" text:style-name="WWNum1">
        <text:list-item>
          <text:p text:style-name="P18"><text:bookmark text:name="_a1okclatiswm"/>Activities</text:p>
        </text:list-item>
      </text:list>
      <text:p text:style-name="Standard">It is very important to read the notes and perform the exercises. These exercises (both unit 2 exercises and Python exercises) are not part of the assessment, but note that it is very common to have several questions from this unit in the exam.</text:p>
      <text:list xml:id="list70523848665287" text:continue-numbering="true" text:style-name="WWNum1">
        <text:list-item>
          <text:p text:style-name="P15"><text:bookmark text:name="_7kljffjw728v"/><text:soft-page-break/>Recommendations</text:p>
        </text:list-item>
      </text:list>
      <text:p text:style-name="Standard">It is very important to go to the TC with the main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2. Information representation</text:span></text:p>
      </style:header>
      <style:footer>
        <text:p text:style-name="MP4"><text:span text:style-name="MT1">CFGS DAM/DAW<text:tab/><text:tab/>Unit 02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341" meta:character-count="1930" meta:non-whitespace-character-count="1669"/>
    <meta:generator>LibreOfficeDev/6.0.5.2$Linux_X86_64 LibreOffice_project/</meta:generator>
  </office:meta>
</office:document-meta>
</file>